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tyle="italic" fo:font-weight="bold" officeooo:rsid="000f9bcf" officeooo:paragraph-rsid="000f9bcf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line-height="115%"/>
      <style:text-properties fo:font-style="italic" fo:font-weight="bold" officeooo:rsid="000f9bcf" officeooo:paragraph-rsid="000f9bcf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15%"/>
      <style:text-properties fo:font-style="italic" fo:font-weight="bold" officeooo:rsid="00141a59" officeooo:paragraph-rsid="00141a59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line-height="115%"/>
      <style:text-properties fo:font-style="italic" fo:font-weight="bold" officeooo:rsid="00144fc7" officeooo:paragraph-rsid="00144fc7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line-height="115%"/>
      <style:text-properties fo:font-style="italic" fo:font-weight="normal" officeooo:rsid="000f9bcf" officeooo:paragraph-rsid="000f9bcf" style:font-style-asian="italic" style:font-weight-asian="normal" style:font-style-complex="italic" style:font-weight-complex="normal"/>
    </style:style>
    <style:style style:name="P6" style:family="paragraph" style:parent-style-name="Standard" style:list-style-name="L1">
      <style:paragraph-properties fo:line-height="115%"/>
      <style:text-properties fo:font-style="italic" fo:font-weight="normal" officeooo:rsid="000f9bcf" officeooo:paragraph-rsid="000f9bcf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line-height="115%"/>
      <style:text-properties fo:font-style="italic" fo:font-weight="normal" officeooo:rsid="00144fc7" officeooo:paragraph-rsid="00144fc7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line-height="115%"/>
      <style:text-properties fo:font-style="italic" fo:font-weight="normal" officeooo:rsid="00144fc7" officeooo:paragraph-rsid="0015f6c4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line-height="115%"/>
      <style:text-properties fo:font-style="italic" fo:font-weight="normal" officeooo:rsid="00144fc7" officeooo:paragraph-rsid="001604cd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line-height="115%"/>
      <style:text-properties fo:font-style="italic" fo:font-weight="bold" officeooo:rsid="00141a59" officeooo:paragraph-rsid="00141a59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line-height="115%"/>
      <style:text-properties fo:font-style="italic" fo:font-weight="bold" officeooo:rsid="00144fc7" officeooo:paragraph-rsid="0015f6c4" style:font-style-asian="italic" style:font-weight-asian="bold" style:font-style-complex="italic" style:font-weight-complex="bold"/>
    </style:style>
    <style:style style:name="T1" style:family="text">
      <style:text-properties officeooo:rsid="001022b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5f6c4"/>
    </style:style>
    <style:style style:name="T4" style:family="text">
      <style:text-properties officeooo:rsid="001604cd"/>
    </style:style>
    <style:style style:name="T5" style:family="text">
      <style:text-properties officeooo:rsid="00166b7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action Control Language :-</text:p>
      <text:p text:style-name="P2"><text:s/></text:p>
      <text:list text:style-name="L1">
        <text:list-item>
          <text:p text:style-name="P6">if a transaction is successfull – data is comitted &amp; permanently save to db.</text:p>
        </text:list-item>
        <text:list-item>
          <text:p text:style-name="P6">if a transaction fails – state of <text:span text:style-name="T1">transaction</text:span> is rolled back &amp; written data in db is erased.</text:p>
        </text:list-item>
      </text:list>
      <text:p text:style-name="P5"/>
      <text:p text:style-name="P5"/>
      <text:p text:style-name="P5"/>
      <text:p text:style-name="P3">Three command –<text:span text:style-name="T2"> Commit, <text:tab/>Rollback, <text:s text:c="2"/>Save</text:span></text:p>
      <text:p text:style-name="P3"/>
      <text:p text:style-name="P3"/>
      <text:p text:style-name="P7">SYNTAX :- </text:p>
      <text:p text:style-name="P4"><text:tab/><text:tab/>BEGIN TRANSACTION :</text:p>
      <text:p text:style-name="P4"><text:span text:style-name="T2"><text:tab/><text:tab/><text:tab/>SQL</text:span> <text:span text:style-name="T2">statements</text:span></text:p>
      <text:p text:style-name="P7"><text:tab/><text:tab/>COMMIT | <text:s/>ROLLBACK | <text:s/>SAVE</text:p>
      <text:p text:style-name="P7"/>
      <text:p text:style-name="P11"><text:tab/><text:tab/>BEGIN TRANSACTION :</text:p>
      <text:p text:style-name="P11"><text:span text:style-name="T2"><text:tab/><text:tab/><text:tab/>SQL</text:span> <text:span text:style-name="T2">statements</text:span></text:p>
      <text:p text:style-name="P8"><text:tab/> <text:s text:c="11"/>ROLLBACK <text:span text:style-name="T3">TRANSACTION</text:span></text:p>
      <text:p text:style-name="P8"/>
      <text:p text:style-name="P8"/>
      <text:p text:style-name="P11"><text:tab/><text:tab/>BEGIN TRANSACTION :</text:p>
      <text:p text:style-name="P11"><text:span text:style-name="T2"><text:tab/><text:tab/><text:tab/>SQL</text:span> <text:span text:style-name="T2">statements</text:span></text:p>
      <text:p text:style-name="P8"><text:tab/><text:tab/>COMMIT <text:span text:style-name="T3">TRANSACTION</text:span></text:p>
      <text:p text:style-name="P7"/>
      <text:p text:style-name="P11"><text:tab/><text:tab/>BEGIN TRANSACTION :</text:p>
      <text:p text:style-name="P11"><text:span text:style-name="T2"><text:tab/><text:tab/><text:tab/>SQL</text:span> <text:span text:style-name="T2">statements</text:span></text:p>
      <text:p text:style-name="P9"><text:tab/><text:tab/>SAVE <text:span text:style-name="T3">TRANSACTION </text:span><text:span text:style-name="T4">A</text:span></text:p>
      <text:p text:style-name="P9"><text:tab/><text:tab/><text:tab/><text:span text:style-name="T5">SQL statements</text:span></text:p>
      <text:p text:style-name="P9"><text:tab/><text:tab/><text:span text:style-name="T5">SAVE TRANSACTION B</text:span></text:p>
      <text:p text:style-name="P9"><text:tab/><text:tab/><text:tab/><text:span text:style-name="T5">SQL statements</text:span></text:p>
      <text:p text:style-name="P9"><text:tab/><text:tab/><text:span text:style-name="T5">ROLLBACK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7T16:45:26.465000000</meta:creation-date>
    <dc:date>2024-08-08T10:14:27.912000000</dc:date>
    <meta:editing-duration>PT20M43S</meta:editing-duration>
    <meta:editing-cycles>9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22" meta:word-count="83" meta:character-count="570" meta:non-whitespace-character-count="451"/>
  </office:meta>
</office:document-meta>
</file>